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9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0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1" style:family="table-cell" style:parent-style-name="Default">
      <style:table-cell-properties fo:background-color="#00ffff" fo:border="3pt solid #0099ff"/>
    </style:style>
    <style:style style:name="ce12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Required File (必要なファイル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re is exported files used by StellaQL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aQLを使ってエクスポートしておいてください。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2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2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2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2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2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2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2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/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2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2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/00/00</text:date>, <text:time style:data-style-name="N2" text:time-value="03:24:18.27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4T03:29:34.226000000</dc:date>
    <meta:editing-duration>P1DT8H8M27S</meta:editing-duration>
    <meta:editing-cycles>1099</meta:editing-cycles>
    <meta:generator>LibreOffice/5.2.5.1$Windows_x86 LibreOffice_project/0312e1a284a7d50ca85a365c316c7abbf20a4d22</meta:generator>
    <meta:document-statistic meta:table-count="3" meta:cell-count="13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2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